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2.1091in"/>
    </style:style>
    <style:style style:name="co3" style:family="table-column">
      <style:table-column-properties fo:break-before="auto" style:column-width="2.2382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1953in"/>
    </style:style>
    <style:style style:name="co7" style:family="table-column">
      <style:table-column-properties fo:break-before="auto" style:column-width="1.7in"/>
    </style:style>
    <style:style style:name="co8" style:family="table-column">
      <style:table-column-properties fo:break-before="auto" style:column-width="1.1835in"/>
    </style:style>
    <style:style style:name="co9" style:family="table-column">
      <style:table-column-properties fo:break-before="auto" style:column-width="1.248in"/>
    </style:style>
    <style:style style:name="co10" style:family="table-column">
      <style:table-column-properties fo:break-before="auto" style:column-width="1.4957in"/>
    </style:style>
    <style:style style:name="co11" style:family="table-column">
      <style:table-column-properties fo:break-before="auto" style:column-width="1.4311in"/>
    </style:style>
    <style:style style:name="co12" style:family="table-column">
      <style:table-column-properties fo:break-before="auto" style:column-width="1.6252in"/>
    </style:style>
    <style:style style:name="co13" style:family="table-column">
      <style:table-column-properties fo:break-before="auto" style:column-width="1.6571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0.478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0.7563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0.611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2.6634in" fo:break-before="auto" style:use-optimal-row-height="true"/>
    </style:style>
    <style:style style:name="ro20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ce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style:font-name-asian="WenQuanYi Micro Hei" style:font-name-complex="Lohit Hindi"/>
    </style:style>
    <style:style style:name="T1" style:family="text">
      <style:text-properties style:font-size-asian="13pt" style:font-size-complex="13pt"/>
    </style:style>
    <style:style style:name="T3" style:family="text">
      <style:text-properties style:font-name="Liberation Sans" style:font-name-asian="WenQuanYi Micro Hei" style:font-name-complex="Lohit Hindi"/>
    </style:style>
    <style:style style:name="T2" style:family="text">
      <style:text-properties fo:font-size="10pt" style:font-size-asian="10pt" style:font-size-complex="10pt"/>
    </style:style>
    <style:style style:name="T5" style:family="text">
      <style:text-properties style:font-size-asian="28pt" style:font-weight-asian="bold" style:font-size-complex="28pt" style:font-weight-complex="bold"/>
    </style:style>
  </office:automatic-styles>
  <office:body>
    <office:spreadsheet>
      <table:table table:name="Unstructured" table:style-name="ta1" table:print="false">
        <table:table-column table:style-name="co1" table:number-columns-repeated="2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4" table:default-cell-style-name="ce2"/>
        <table:table-row table:style-name="ro1">
          <table:table-cell table:style-name="ce1"/>
          <table:table-cell table:style-name="ce4" table:number-columns-repeated="5"/>
          <table:table-cell table:style-name="ce1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5" office:value-type="string">
            <text:p><text:span text:style-name="T1">Algorithm</text:span>/Paper</text:p>
          </table:table-cell>
          <table:table-cell table:style-name="ce5" office:value-type="string">
            <text:p>topology adaptation</text:p>
          </table:table-cell>
          <table:table-cell table:style-name="ce5" office:value-type="string">
            <text:p>forwarding optimisation</text:p>
          </table:table-cell>
          <table:table-cell table:style-name="ce5" office:value-type="string">
            <text:p>caching/replication</text:p>
          </table:table-cell>
          <table:table-cell table:style-name="ce5" office:value-type="string">
            <text:p>landmarking</text:p>
          </table:table-cell>
          <table:table-cell table:style-name="ce5" office:value-type="string">
            <text:p>Highlights</text:p>
          </table:table-cell>
          <table:table-cell table:style-name="ce5" office:value-type="string">
            <text:p>PROS</text:p>
          </table:table-cell>
          <table:table-cell table:style-name="ce5" office:value-type="string">
            <text:p>CONS</text:p>
          </table:table-cell>
          <table:table-cell table:style-name="ce5" office:value-type="string">
            <text:p>EXTRA</text:p>
          </table:table-cell>
          <table:table-cell table:number-columns-repeated="1014"/>
        </table:table-row>
        <table:table-row table:style-name="ro4">
          <table:table-cell table:style-name="ce3" office:value-type="string" table:number-columns-spanned="1" table:number-rows-spanned="3">
            <text:p>Broadcast optimisation</text:p>
          </table:table-cell>
          <table:table-cell table:style-name="ce6" office:value-type="string">
            <text:p>Improving search in peer-to-peer networks</text:p>
          </table:table-cell>
          <table:table-cell table:style-name="Default"/>
          <table:table-cell table:number-columns-repeated="2" table:style-name="ce7" office:value-type="string">
            <text:p>√</text:p>
          </table:table-cell>
          <table:table-cell table:style-name="ce7"/>
          <table:table-cell table:style-name="ce8" office:value-type="string">
            <text:p>Iterativie depening</text:p>
            <text:p/>
            <text:p>Directed BFS</text:p>
            <text:p/>
            <text:p>Local indices</text:p>
          </table:table-cell>
          <table:table-cell table:style-name="ce8" office:value-type="string">
            <text:p>+ iterative deepening reduces the messages especially in upper levels of the tree</text:p>
            <text:p/>
            <text:p>+ Directed BFS ?</text:p>
            <text:p/>
            <text:p>+ Local indices reduces aggregate bandwidth usage and improves query efficiency</text:p>
          </table:table-cell>
          <table:table-cell office:value-type="string">
            <text:p>- iterative depening needs evaluation time between iterations</text:p>
            <text:p/>
            <text:p>- Directed BFS uses heuristics so it depends on their efficient choise</text:p>
            <text:p/>
            <text:p>- Local indices add index update overhead which might be heavy and might not work at all in systems with high churn</text:p>
          </table:table-cell>
          <table:table-cell table:number-columns-repeated="1015"/>
        </table:table-row>
        <table:table-row table:style-name="ro5">
          <table:covered-table-cell/>
          <table:table-cell table:style-name="ce6" office:value-type="string">
            <text:p>Gia</text:p>
          </table:table-cell>
          <table:table-cell table:number-columns-repeated="3" table:style-name="ce7" office:value-type="string">
            <text:p>√</text:p>
          </table:table-cell>
          <table:table-cell table:style-name="ce7"/>
          <table:table-cell office:value-type="string">
            <text:p>random walks</text:p>
          </table:table-cell>
          <table:table-cell office:value-type="string">
            <text:p>+ random walks issue one copy of the query thus not flooding the whole network</text:p>
          </table:table-cell>
          <table:table-cell office:value-type="string">
            <text:p>- Random walks can reduce search scope.</text:p>
            <text:p/>
            <text:p>- does not consider underlying network</text:p>
          </table:table-cell>
          <table:table-cell table:number-columns-repeated="1015"/>
        </table:table-row>
        <table:table-row table:style-name="ro6">
          <table:covered-table-cell/>
          <table:table-cell table:style-name="ce6" office:value-type="string">
            <text:p>DCMP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cycle detection</text:p>
          </table:table-cell>
          <table:table-cell office:value-type="string">
            <text:p>+ drastically reduces duplicate messages</text:p>
          </table:table-cell>
          <table:table-cell office:value-type="string">
            <text:p>- cannot detect cycles in distance bigger than the TTL value of the IC message</text:p>
            <text:p/>
            <text:p>- Does no solve topology mismatch problem since it does not consider underline network (?)</text:p>
          </table:table-cell>
          <table:table-cell table:number-columns-repeated="1015"/>
        </table:table-row>
        <table:table-row table:style-name="ro7">
          <table:table-cell table:style-name="ce3" office:value-type="string" table:number-columns-spanned="1" table:number-rows-spanned="2">
            <text:p>Caching</text:p>
          </table:table-cell>
          <table:table-cell table:style-name="ce6" office:value-type="string">
            <text:p>Replication Strategies in Unstructured Peer-to-Peer Networks</text:p>
          </table:table-cell>
          <table:table-cell table:number-columns-repeated="2"/>
          <table:table-cell table:style-name="ce7" office:value-type="string">
            <text:p>√</text:p>
          </table:table-cell>
          <table:table-cell table:style-name="ce7"/>
          <table:table-cell office:value-type="string">
            <text:p>uniform replication</text:p>
            <text:p/>
            <text:p>proportional replication</text:p>
            <text:p/>
            <text:p>square root replication allocation</text:p>
          </table:table-cell>
          <table:table-cell office:value-type="string">
            <text:p>+ uniform replication reduces time spend on unsuccessfull searches</text:p>
            <text:p/>
            <text:p>+ reduces search time for frequent queries</text:p>
          </table:table-cell>
          <table:table-cell table:style-name="ce9" office:value-type="string">
            <text:p>- proportional replication struggles in locating rare objects</text:p>
          </table:table-cell>
          <table:table-cell table:number-columns-repeated="1015"/>
        </table:table-row>
        <table:table-row table:style-name="ro8">
          <table:covered-table-cell/>
          <table:table-cell table:style-name="ce6" office:value-type="string">
            <text:p>Tracing a large-scale Peer to Peer System: an hour in the life</text:p>
            <text:p>of Gnutella</text:p>
          </table:table-cell>
          <table:table-cell table:number-columns-repeated="3" office:value-type="string">
            <text:p>?</text:p>
          </table:table-cell>
          <table:table-cell/>
          <table:table-cell table:number-columns-repeated="3" office:value-type="string">
            <text:p>?</text:p>
          </table:table-cell>
          <table:table-cell table:number-columns-repeated="1015"/>
        </table:table-row>
        <table:table-row table:style-name="ro8">
          <table:table-cell table:style-name="ce3" office:value-type="string" table:number-columns-spanned="1" table:number-rows-spanned="20">
            <text:p>Overlay Optimization</text:p>
          </table:table-cell>
          <table:table-cell table:style-name="ce6" office:value-type="string">
            <text:p>Narada</text:p>
          </table:table-cell>
          <table:table-cell/>
          <table:table-cell table:style-name="ce7" office:value-type="string">
            <text:p>√</text:p>
          </table:table-cell>
          <table:table-cell table:number-columns-repeated="2"/>
          <table:table-cell office:value-type="string">
            <text:p>mess creation</text:p>
            <text:p/>
            <text:p>Minimum spanning trees</text:p>
          </table:table-cell>
          <table:table-cell office:value-type="string">
            <text:p>+ mess and trees are kept up to date in high churn environments</text:p>
            <text:p/>
          </table:table-cell>
          <table:table-cell office:value-type="string">
            <text:p>- works well only for small groups of peers</text:p>
          </table:table-cell>
          <table:table-cell office:value-type="string">
            <text:p>ENarada used a gossip algorithm to build the mess </text:p>
          </table:table-cell>
          <table:table-cell table:number-columns-repeated="1014"/>
        </table:table-row>
        <table:table-row table:style-name="ro9">
          <table:covered-table-cell/>
          <table:table-cell table:style-name="ce6" office:value-type="string">
            <text:p>AOTO</text:p>
          </table:table-cell>
          <table:table-cell table:number-columns-repeated="2" table:style-name="ce7" office:value-type="string">
            <text:p>√</text:p>
          </table:table-cell>
          <table:table-cell table:number-columns-repeated="2"/>
          <table:table-cell office:value-type="string">
            <text:p>Minimum spanning trees</text:p>
            <text:p/>
            <text:p>Peer proximity heuristic for removing costly links</text:p>
          </table:table-cell>
          <table:table-cell office:value-type="string">
            <text:p>+ spanning trees only to immediate neighbours so no flooding and at the same time no shrinked search scope</text:p>
            <text:p/>
            <text:p>+ Selective flooding effectiveness is detached from physical or overlay topologies</text:p>
            <text:p/>
            <text:p>+ The more logical neighbours the more effective selective flooding becomes</text:p>
          </table:table-cell>
          <table:table-cell office:value-type="string">
            <text:p>- high recalculation costs</text:p>
            <text:p/>
            <text:p>- no sophisticated selection policy for candidate non-flooding peers.</text:p>
          </table:table-cell>
          <table:table-cell table:number-columns-repeated="1015"/>
        </table:table-row>
        <table:table-row table:style-name="ro10">
          <table:covered-table-cell/>
          <table:table-cell table:style-name="ce6" office:value-type="string">
            <text:p>ACE</text:p>
          </table:table-cell>
          <table:table-cell table:number-columns-repeated="2" table:style-name="ce7" office:value-type="string">
            <text:p>√</text:p>
          </table:table-cell>
          <table:table-cell table:number-columns-repeated="2"/>
          <table:table-cell office:value-type="string">
            <text:p>minimum spanning trees</text:p>
            <text:p/>
            <text:p>Peer proximity heuristic for removing costly links (h-neibour closure)</text:p>
          </table:table-cell>
          <table:table-cell office:value-type="string">
            <text:p>+ the larger the h the better topology matching</text:p>
            <text:p/>
            <text:p>+ Compared to SBO it performs better in reducing both total traffic and query response time</text:p>
          </table:table-cell>
          <table:table-cell office:value-type="string">
            <text:p>- the larger the h the larger the computational overhead for the network</text:p>
            <text:p/>
            <text:p>- Physical location estimated by the unreliable metric of network delay</text:p>
            <text:p/>
            <text:p><text:span text:style-name="T3">- no sophisticated </text:span><text:span text:style-name="T3">selection policy for </text:span><text:span text:style-name="T3">candidate non-flooding </text:span><text:span text:style-name="T3">peers.</text:span></text:p>
          </table:table-cell>
          <table:table-cell office:value-type="string">
            <text:p>is actually an extension of the AOTO algorithm by introducing optimizations based on the depths of the</text:p>
            <text:p>minimum spanning trees </text:p>
          </table:table-cell>
          <table:table-cell table:number-columns-repeated="1014"/>
        </table:table-row>
        <table:table-row table:style-name="ro4">
          <table:covered-table-cell/>
          <table:table-cell table:style-name="ce6" office:value-type="string">
            <text:p>LTM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TTL detector (2-hop distance)</text:p>
            <text:p/>
            <text:p>Delayed low productive connection cutting</text:p>
          </table:table-cell>
          <table:table-cell office:value-type="string">
            <text:p>+ compared to AOTO, ACE and SBO achieves faster convergence speed</text:p>
          </table:table-cell>
          <table:table-cell office:value-type="string">
            <text:p>- creates more overhead than AOTO, ACE and SBO</text:p>
            <text:p/>
            <text:p>- Needs synchronisation of peer clocks</text:p>
            <text:p/>
            <text:p>- does not consider shortcuts created by powerful peers when choosing to disable connections (only uses delay metric)</text:p>
          </table:table-cell>
          <table:table-cell table:number-columns-repeated="1015"/>
        </table:table-row>
        <table:table-row table:style-name="ro5">
          <table:covered-table-cell/>
          <table:table-cell table:style-name="ce6" office:value-type="string">
            <text:p>SBO</text:p>
          </table:table-cell>
          <table:table-cell table:number-columns-repeated="2" table:style-name="ce7" office:value-type="string">
            <text:p>√</text:p>
          </table:table-cell>
          <table:table-cell table:number-columns-repeated="2"/>
          <table:table-cell office:value-type="string">
            <text:p>red/white bipartite overlay</text:p>
          </table:table-cell>
          <table:table-cell office:value-type="string">
            <text:p>+ is efficient in both static and dynamic environments</text:p>
            <text:p/>
            <text:p>+ compared to AOTO incurs half the overhead</text:p>
          </table:table-cell>
          <table:table-cell office:value-type="string">
            <text:p>- it need almost double the steps of LTM in order to converge (static or dynamic environments)</text:p>
          </table:table-cell>
          <table:table-cell table:number-columns-repeated="1015"/>
        </table:table-row>
        <table:table-row table:style-name="ro11">
          <table:covered-table-cell/>
          <table:table-cell table:style-name="ce6" office:value-type="string">
            <text:p>THANCS</text:p>
          </table:table-cell>
          <table:table-cell table:number-columns-repeated="2" table:style-name="ce7" office:value-type="string">
            <text:p>√</text:p>
          </table:table-cell>
          <table:table-cell table:number-columns-repeated="2"/>
          <table:table-cell office:value-type="string">
            <text:p>local optimum heuristic</text:p>
            <text:p/>
            <text:p>Piggybacking neighbour distance in queries</text:p>
          </table:table-cell>
          <table:table-cell office:value-type="string">
            <text:p>+ completely distributed approach</text:p>
            <text:p/>
            <text:p>+ presents trivial overhead compared to the query cost savings</text:p>
            <text:p/>
            <text:p>+ its convergent speed is the faster among AOTO, LTM, SBO </text:p>
            <text:p/>
            <text:p>+ does not shrink the search scope</text:p>
          </table:table-cell>
          <table:table-cell office:value-type="string">
            <text:p>- its design has the limitation of not being easily extend to also support non-flooding-based</text:p>
            <text:p>Systems.</text:p>
          </table:table-cell>
          <table:table-cell table:number-columns-repeated="1015"/>
        </table:table-row>
        <table:table-row table:style-name="ro11">
          <table:covered-table-cell/>
          <table:table-cell table:style-name="ce6" office:value-type="string">
            <text:p>HAND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triple hop adjustment</text:p>
          </table:table-cell>
          <table:table-cell office:value-type="string">
            <text:p>+ no need for clock synch</text:p>
            <text:p/>
            <text:p>+ fully distributed</text:p>
            <text:p/>
            <text:p>+ low overhead for the triple hop adjustment</text:p>
            <text:p/>
            <text:p>+ applicable to both static and dynamic environments</text:p>
            <text:p/>
            <text:p>+ low query response time</text:p>
          </table:table-cell>
          <table:table-cell office:value-type="string">
            <text:p>- compared to LTM has lower traffic reduction and query response rates </text:p>
          </table:table-cell>
          <table:table-cell table:number-columns-repeated="1015"/>
        </table:table-row>
        <table:table-row table:style-name="ro12">
          <table:covered-table-cell/>
          <table:table-cell table:style-name="ce6" office:value-type="string">
            <text:p>Adaptive Peer Selection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machine learning adaptive mechanism</text:p>
          </table:table-cell>
          <table:table-cell office:value-type="string">
            <text:p>+ fully dynamic switching decision policy</text:p>
          </table:table-cell>
          <table:table-cell office:value-type="string">
            <text:p>- low convergence due to the learning process</text:p>
          </table:table-cell>
          <table:table-cell table:number-columns-repeated="1015"/>
        </table:table-row>
        <table:table-row table:style-name="ro4">
          <table:covered-table-cell/>
          <table:table-cell table:style-name="ce6" office:value-type="string">
            <text:p>ITA</text:p>
          </table:table-cell>
          <table:table-cell table:number-columns-repeated="2" table:style-name="ce7" office:value-type="string">
            <text:p>√</text:p>
          </table:table-cell>
          <table:table-cell table:number-columns-repeated="2"/>
          <table:table-cell office:value-type="string">
            <text:p>short/long connections</text:p>
            <text:p/>
            <text:p>Local “flooding”</text:p>
          </table:table-cell>
          <table:table-cell office:value-type="string">
            <text:p>+ low clustering</text:p>
            <text:p/>
            <text:p>+ large peer coverage</text:p>
            <text:p/>
            <text:p>+ reduced duplication</text:p>
            <text:p/>
            <text:p>+ low or no impact to other mechanisms of unstructured p2p networks (e.g. 1 hop-replication, dynamic quering)</text:p>
          </table:table-cell>
          <table:table-cell table:number-columns-repeated="1016"/>
        </table:table-row>
        <table:table-row table:style-name="ro12">
          <table:covered-table-cell/>
          <table:table-cell table:style-name="ce6" office:value-type="string">
            <text:p>EGOIST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selfish shortest path routing</text:p>
          </table:table-cell>
          <table:table-cell/>
          <table:table-cell office:value-type="string">
            <text:p>- constructs a global view of the network</text:p>
          </table:table-cell>
          <table:table-cell table:number-columns-repeated="1015"/>
        </table:table-row>
        <table:table-row table:style-name="ro13">
          <table:covered-table-cell/>
          <table:table-cell table:style-name="ce6" office:value-type="string">
            <text:p>Biased Neighbour Selection</text:p>
          </table:table-cell>
          <table:table-cell table:style-name="ce7" office:value-type="string">
            <text:p>√</text:p>
          </table:table-cell>
          <table:table-cell/>
          <table:table-cell table:style-name="ce7" office:value-type="string">
            <text:p>√</text:p>
          </table:table-cell>
          <table:table-cell table:style-name="ce7"/>
          <table:table-cell office:value-type="string">
            <text:p>ISP clustering (tracker-side or ISP-side detection)</text:p>
            <text:p/>
            <text:p>Bandwidth throttling</text:p>
            <text:p/>
            <text:p>Caching</text:p>
            <text:p/>
            <text:p/>
          </table:table-cell>
          <table:table-cell office:value-type="string">
            <text:p>+ localises traffic within an ISP</text:p>
            <text:p/>
            <text:p>+ preserves the efficiency of bittorrent protocol</text:p>
          </table:table-cell>
          <table:table-cell office:value-type="string">
            <text:p>- needs ISPs to either provide information or infrastructure changes</text:p>
            <text:p/>
            <text:p><text:span text:style-name="T3">- locality based </text:span><text:span text:style-name="T3">approaches do not treat </text:span><text:span text:style-name="T3">fair all peers</text:span></text:p>
          </table:table-cell>
          <table:table-cell office:value-type="string">
            <text:p>bittorrent</text:p>
          </table:table-cell>
          <table:table-cell table:number-columns-repeated="1014"/>
        </table:table-row>
        <table:table-row table:style-name="ro7">
          <table:covered-table-cell/>
          <table:table-cell table:style-name="ce6" office:value-type="string">
            <text:p>Ono</text:p>
          </table:table-cell>
          <table:table-cell table:style-name="ce7" office:value-type="string">
            <text:p>√</text:p>
          </table:table-cell>
          <table:table-cell table:number-columns-repeated="2"/>
          <table:table-cell table:style-name="ce7" office:value-type="string">
            <text:p>√</text:p>
          </table:table-cell>
          <table:table-cell office:value-type="string">
            <text:p>ISP clustering</text:p>
            <text:p/>
            <text:p>Landmarking based on existing CDN infrastructure (CDN redirection measurements)</text:p>
          </table:table-cell>
          <table:table-cell office:value-type="string">
            <text:p>+ needs no ISP cooperation</text:p>
            <text:p/>
            <text:p>+ needs no extra infrastructure</text:p>
            <text:p/>
            <text:p>+ needs no network topology information</text:p>
          </table:table-cell>
          <table:table-cell office:value-type="string">
            <text:p>- locality based approaches do not treat fair all peers</text:p>
          </table:table-cell>
          <table:table-cell office:value-type="string">
            <text:p>bittorrent</text:p>
          </table:table-cell>
          <table:table-cell table:number-columns-repeated="1014"/>
        </table:table-row>
        <table:table-row table:style-name="ro5">
          <table:covered-table-cell/>
          <table:table-cell table:style-name="ce6" office:value-type="string">
            <text:p>Locality-Awareness in BitTorrent-like P2P Applications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AS hop count minimisation on neighbour selection, on chocking/unchocking mechanisms and on next-chunk picking.</text:p>
          </table:table-cell>
          <table:table-cell office:value-type="string">
            <text:p>+ optimisation of the inter-AS traffic.</text:p>
          </table:table-cell>
          <table:table-cell office:value-type="string">
            <text:p>- locality based approaches do not treat fair all peers</text:p>
          </table:table-cell>
          <table:table-cell office:value-type="string">
            <text:p>bittorrent</text:p>
          </table:table-cell>
          <table:table-cell table:number-columns-repeated="1014"/>
        </table:table-row>
        <table:table-row table:style-name="ro10">
          <table:covered-table-cell/>
          <table:table-cell table:style-name="ce6" office:value-type="string">
            <text:p>TopBT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peer selection metric that tacks both downloading speed and network topology into account.</text:p>
            <text:p/>
            <text:p><text:span text:style-name="T3">applied in multiple </text:span><text:span text:style-name="T3">places of the bittorrent </text:span><text:span text:style-name="T3">protocol (bootstrap, </text:span><text:span text:style-name="T3">connection </text:span><text:span text:style-name="T3">establishment/replacem</text:span><text:span text:style-name="T3">ent, unchocking)</text:span></text:p>
          </table:table-cell>
          <table:table-cell office:value-type="string">
            <text:p>+ no need for additional infrastructure</text:p>
            <text:p/>
            <text:p>+ enhances both traffic and downloading</text:p>
          </table:table-cell>
          <table:table-cell office:value-type="string">
            <text:p>- needs offline computation of BGP dumps</text:p>
          </table:table-cell>
          <table:table-cell office:value-type="string">
            <text:p>bittorrent</text:p>
          </table:table-cell>
          <table:table-cell table:number-columns-repeated="1014"/>
        </table:table-row>
        <table:table-row table:style-name="ro14">
          <table:covered-table-cell/>
          <table:table-cell table:style-name="ce6" office:value-type="string">
            <text:p>UTAPS</text:p>
          </table:table-cell>
          <table:table-cell table:style-name="ce7" office:value-type="string">
            <text:p>√</text:p>
          </table:table-cell>
          <table:table-cell table:number-columns-repeated="2"/>
          <table:table-cell table:style-name="ce7" office:value-type="string">
            <text:p>√</text:p>
            <text:p><text:span text:style-name="T2">Is network tomography a </text:span><text:span text:style-name="T2">landmarking </text:span><text:span text:style-name="T2">technique???????</text:span></text:p>
          </table:table-cell>
          <table:table-cell office:value-type="string">
            <text:p>network tomography to construct a picture for the underlying network</text:p>
          </table:table-cell>
          <table:table-cell office:value-type="string">
            <text:p>+ reduced ISP burden</text:p>
            <text:p/>
            <text:p>+ better downloading speeds</text:p>
          </table:table-cell>
          <table:table-cell office:value-type="string">
            <text:p>- not thoroughly evaluated</text:p>
          </table:table-cell>
          <table:table-cell office:value-type="string">
            <text:p>bittorrent</text:p>
          </table:table-cell>
          <table:table-cell table:number-columns-repeated="1014"/>
        </table:table-row>
        <table:table-row table:style-name="ro8">
          <table:covered-table-cell/>
          <table:table-cell table:style-name="ce6" office:value-type="string">
            <text:p>An Effective Network-Aware Peer Selection Algorithm in Bittorrent</text:p>
          </table:table-cell>
          <table:table-cell table:style-name="ce7" office:value-type="string">
            <text:p>√</text:p>
          </table:table-cell>
          <table:table-cell table:number-columns-repeated="2"/>
          <table:table-cell table:style-name="ce7" office:value-type="string">
            <text:p>√</text:p>
          </table:table-cell>
          <table:table-cell office:value-type="string">
            <text:p>cluster peers In a swarm into local, intra- and inter-ISP</text:p>
          </table:table-cell>
          <table:table-cell office:value-type="string">
            <text:p>+ reduced ISP burden</text:p>
            <text:p/>
            <text:p>+ better downloading speeds</text:p>
          </table:table-cell>
          <table:table-cell office:value-type="string">
            <text:p>- not thoroughly evaluated</text:p>
          </table:table-cell>
          <table:table-cell office:value-type="string">
            <text:p>bittorrent</text:p>
          </table:table-cell>
          <table:table-cell table:number-columns-repeated="1014"/>
        </table:table-row>
        <table:table-row table:style-name="ro15">
          <table:covered-table-cell table:style-name="Default"/>
          <table:table-cell table:style-name="ce6" office:value-type="string">
            <text:p>PROP</text:p>
          </table:table-cell>
          <table:table-cell table:style-name="ce7" office:value-type="string">
            <text:p>√</text:p>
          </table:table-cell>
          <table:table-cell table:style-name="Default" table:number-columns-repeated="3"/>
          <table:table-cell office:value-type="string">
            <text:p>neighbour exchange between peers</text:p>
          </table:table-cell>
          <table:table-cell office:value-type="string">
            <text:p>+ cooperation between peers</text:p>
            <text:p/>
            <text:p>+ guarrantees the connectivity of the network between exchanges</text:p>
          </table:table-cell>
          <table:table-cell/>
          <table:table-cell office:value-type="string">
            <text:p>can be applied in both structured and unstructured networks</text:p>
          </table:table-cell>
          <table:table-cell table:style-name="Default" table:number-columns-repeated="1014"/>
        </table:table-row>
        <table:table-row table:style-name="ro8">
          <table:covered-table-cell/>
          <table:table-cell table:style-name="ce6" office:value-type="string">
            <text:p>Resolving the Topology Mismatch Problem in Unstructured</text:p>
            <text:p>Peer-to-Peer Networks</text:p>
          </table:table-cell>
          <table:table-cell table:number-columns-repeated="7" office:value-type="string">
            <text:p>?</text:p>
          </table:table-cell>
          <table:table-cell table:number-columns-repeated="1015"/>
        </table:table-row>
        <table:table-row table:style-name="ro10">
          <table:covered-table-cell/>
          <table:table-cell table:style-name="ce6" office:value-type="string">
            <text:p>DDNO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domain name topology detection (Split-Hash and dnMatch)</text:p>
          </table:table-cell>
          <table:table-cell office:value-type="string">
            <text:p>+ can be applied to both fully unstructured and super-peer based architectures</text:p>
            <text:p/>
            <text:p>+ secures connectivity of the network</text:p>
            <text:p/>
            <text:p>+ reduces cost of message exchange</text:p>
          </table:table-cell>
          <table:table-cell table:number-columns-repeated="1016"/>
        </table:table-row>
        <table:table-row table:style-name="ro12">
          <table:covered-table-cell/>
          <table:table-cell table:style-name="ce6" office:value-type="string">
            <text:p>CTAG</text:p>
          </table:table-cell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clustering based on longest matching IP segment</text:p>
          </table:table-cell>
          <table:table-cell office:value-type="string">
            <text:p>+ focuses on both construction and adaptation</text:p>
          </table:table-cell>
          <table:table-cell table:number-columns-repeated="1016"/>
        </table:table-row>
        <table:table-row table:style-name="ro16">
          <table:table-cell/>
          <table:table-cell table:style-name="ce6" office:value-type="string">
            <text:p>Landmark Binning</text:p>
          </table:table-cell>
          <table:table-cell table:style-name="ce7" office:value-type="string">
            <text:p>√</text:p>
          </table:table-cell>
          <table:table-cell table:number-columns-repeated="2"/>
          <table:table-cell table:style-name="ce7" office:value-type="string">
            <text:p>√</text:p>
          </table:table-cell>
          <table:table-cell office:value-type="string">
            <text:p>landmark binning</text:p>
          </table:table-cell>
          <table:table-cell office:value-type="string">
            <text:p>+ it is independent of the overlay model</text:p>
            <text:p/>
            <text:p>+ the technique can be considered scalable</text:p>
          </table:table-cell>
          <table:table-cell office:value-type="string">
            <text:p>- uses not so reliable network latency metric (this can lead to load imbalance etc)</text:p>
            <text:p/>
            <text:p>- the use of landmark servers renders the technique not fully distributed</text:p>
            <text:p/>
            <text:p>- excessive traffic flow towards the landmark servers is possible</text:p>
            <text:p/>
            <text:p>- fixed points in a network are inherently more exposed to malicius attacks</text:p>
            <text:p/>
            <text:p>- coarse-grained scheme</text:p>
          </table:table-cell>
          <table:table-cell office:value-type="string">
            <text:p>can be applied to both structured and unstructured networks</text:p>
          </table:table-cell>
          <table:table-cell table:number-columns-repeated="1014"/>
        </table:table-row>
        <table:table-row table:style-name="ro15">
          <table:table-cell/>
          <table:table-cell table:style-name="ce6" office:value-type="string">
            <text:p>mOverlay</text:p>
          </table:table-cell>
          <table:table-cell table:style-name="ce7" office:value-type="string">
            <text:p>√</text:p>
          </table:table-cell>
          <table:table-cell table:number-columns-repeated="2"/>
          <table:table-cell table:style-name="ce7" office:value-type="string">
            <text:p>√</text:p>
          </table:table-cell>
          <table:table-cell office:value-type="string">
            <text:p>dynamic landmarks</text:p>
          </table:table-cell>
          <table:table-cell office:value-type="string">
            <text:p>+ fully distributed</text:p>
          </table:table-cell>
          <table:table-cell office:value-type="string">
            <text:p>- coarse-grained scheme</text:p>
          </table:table-cell>
          <table:table-cell office:value-type="string">
            <text:p>can be applied to both structured and unstructured networks</text:p>
          </table:table-cell>
          <table:table-cell table:number-columns-repeated="1014"/>
        </table:table-row>
        <table:table-row table:style-name="ro15" table:number-rows-repeated="104854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tructured" table:style-name="ta1" table:print="false">
        <table:table-column table:style-name="co6" table:default-cell-style-name="Default"/>
        <table:table-column table:style-name="co7" table:default-cell-style-name="ce6"/>
        <table:table-column table:style-name="co8" table:default-cell-style-name="ce8"/>
        <table:table-column table:style-name="co9" table:default-cell-style-name="ce8"/>
        <table:table-column table:style-name="co10" table:number-columns-repeated="5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row table:style-name="ro17">
          <table:table-cell/>
          <table:table-cell table:style-name="ce5" office:value-type="string">
            <text:p><text:span text:style-name="T1">Algorithm</text:span>/Paper</text:p>
          </table:table-cell>
          <table:table-cell table:style-name="ce5" office:value-type="string">
            <text:p>topology adaptation</text:p>
          </table:table-cell>
          <table:table-cell table:style-name="ce5" office:value-type="string">
            <text:p>landmarking</text:p>
          </table:table-cell>
          <table:table-cell table:style-name="ce5" office:value-type="string">
            <text:p>proximity routing</text:p>
          </table:table-cell>
          <table:table-cell table:style-name="ce5" office:value-type="string">
            <text:p>proximity neighbour selection</text:p>
          </table:table-cell>
          <table:table-cell table:style-name="ce5" office:value-type="string">
            <text:p>Geographic Layout</text:p>
          </table:table-cell>
          <table:table-cell table:style-name="ce5" office:value-type="string">
            <text:p>Caching/replication</text:p>
          </table:table-cell>
          <table:table-cell table:style-name="ce5" office:value-type="string">
            <text:p>Highlights</text:p>
          </table:table-cell>
          <table:table-cell table:style-name="ce5" office:value-type="string">
            <text:p>PROS</text:p>
          </table:table-cell>
          <table:table-cell table:style-name="ce5" office:value-type="string">
            <text:p>CONS</text:p>
          </table:table-cell>
          <table:table-cell table:style-name="ce5" office:value-type="string">
            <text:p>EXTRA</text:p>
          </table:table-cell>
        </table:table-row>
        <table:table-row table:style-name="ro18">
          <table:table-cell table:style-name="ce3" office:value-type="string" table:number-columns-spanned="1" table:number-rows-spanned="4">
            <text:p>Geographic Layout</text:p>
          </table:table-cell>
          <table:table-cell office:value-type="string">
            <text:p>Global Soft-State</text:p>
          </table:table-cell>
          <table:table-cell table:number-columns-repeated="2" table:style-name="ce7" office:value-type="string">
            <text:p>√</text:p>
          </table:table-cell>
          <table:table-cell table:style-name="ce7" table:number-columns-repeated="2"/>
          <table:table-cell table:style-name="ce7" office:value-type="string">
            <text:p>√</text:p>
          </table:table-cell>
          <table:table-cell table:style-name="ce7"/>
          <table:table-cell office:value-type="string">
            <text:p>Hybrid landmark binning – probing scheme for proximity detection</text:p>
            <text:p/>
            <text:p>Strategic injection of proximity info around the network</text:p>
            <text:p/>
            <text:p>Subscription-notification system to dynamically adapt to network changes</text:p>
          </table:table-cell>
          <table:table-cell office:value-type="string">
            <text:p>+ greatly reduces routing latency to far away nodes</text:p>
          </table:table-cell>
          <table:table-cell office:value-type="string">
            <text:p>- host state maintenance</text:p>
            <text:p/>
            <text:p>- unable to identify nodes that are close to routers/gateways</text:p>
            <text:p/>
            <text:p>- it does it statically sacrificing the self-organising attribute of DHTs</text:p>
          </table:table-cell>
          <table:table-cell table:style-name="Default"/>
        </table:table-row>
        <table:table-row table:style-name="ro5">
          <table:covered-table-cell table:style-name="ce3"/>
          <table:table-cell office:value-type="string">
            <text:p>Mithos</text:p>
          </table:table-cell>
          <table:table-cell table:number-columns-repeated="2"/>
          <table:table-cell table:style-name="ce7" office:value-type="string">
            <text:p>√ </text:p>
          </table:table-cell>
          <table:table-cell table:style-name="ce7"/>
          <table:table-cell table:style-name="ce7" office:value-type="string">
            <text:p>√</text:p>
          </table:table-cell>
          <table:table-cell table:style-name="ce7"/>
          <table:table-cell office:value-type="string">
            <text:p>directed incremental probing</text:p>
            <text:p/>
            <text:p>Synthetic coordinates coordinates</text:p>
          </table:table-cell>
          <table:table-cell/>
          <table:table-cell office:value-type="string">
            <text:p>- cannot manage dynamic arrivals and leaves of peers</text:p>
          </table:table-cell>
          <table:table-cell/>
        </table:table-row>
        <table:table-row table:style-name="ro5">
          <table:covered-table-cell table:style-name="ce3"/>
          <table:table-cell office:value-type="string">
            <text:p>LAPTOP</text:p>
          </table:table-cell>
          <table:table-cell table:style-name="ce7" office:value-type="string">
            <text:p>√</text:p>
          </table:table-cell>
          <table:table-cell/>
          <table:table-cell table:style-name="ce7" table:number-columns-repeated="2"/>
          <table:table-cell table:number-columns-repeated="2" table:style-name="ce7" office:value-type="string">
            <text:p>√</text:p>
          </table:table-cell>
          <table:table-cell office:value-type="string">
            <text:p>Tree-based hierarchy</text:p>
          </table:table-cell>
          <table:table-cell office:value-type="string">
            <text:p>+ reduces hops during message routing</text:p>
            <text:p/>
            <text:p>+ minimal maintenance overhead</text:p>
          </table:table-cell>
          <table:table-cell office:value-type="string">
            <text:p>- heartbeat approach incurs overhead even when not needed</text:p>
          </table:table-cell>
          <table:table-cell/>
        </table:table-row>
        <table:table-row table:style-name="ro12">
          <table:covered-table-cell table:style-name="ce3"/>
          <table:table-cell office:value-type="string">
            <text:p>Landmark Binning</text:p>
          </table:table-cell>
          <table:table-cell/>
          <table:table-cell table:style-name="ce7" office:value-type="string">
            <text:p>√</text:p>
          </table:table-cell>
          <table:table-cell table:number-columns-repeated="2"/>
          <table:table-cell table:style-name="ce7" office:value-type="string">
            <text:p>√</text:p>
          </table:table-cell>
          <table:table-cell/>
          <table:table-cell office:value-type="string">
            <text:p>binning</text:p>
          </table:table-cell>
          <table:table-cell table:number-columns-repeated="3"/>
        </table:table-row>
        <table:table-row table:style-name="ro13">
          <table:table-cell table:style-name="ce3" office:value-type="string" table:number-columns-spanned="1" table:number-rows-spanned="6">
            <text:p>Proximity Routing</text:p>
          </table:table-cell>
          <table:table-cell office:value-type="string">
            <text:p>Proximity in Kademlia</text:p>
          </table:table-cell>
          <table:table-cell table:style-name="ce7" office:value-type="string">
            <text:p>√</text:p>
          </table:table-cell>
          <table:table-cell/>
          <table:table-cell table:number-columns-repeated="2" table:style-name="ce7" office:value-type="string">
            <text:p>√</text:p>
          </table:table-cell>
          <table:table-cell table:number-columns-repeated="2"/>
          <table:table-cell office:value-type="string">
            <text:p>replacing XOR metric with a function that minimises the underlying cost</text:p>
            <text:p/>
            <text:p>Clustering (MaxMind geolocation technology)</text:p>
          </table:table-cell>
          <table:table-cell office:value-type="string">
            <text:p>+ proximity routing works in Kademlia to improve connection locality</text:p>
          </table:table-cell>
          <table:table-cell table:number-columns-repeated="2"/>
        </table:table-row>
        <table:table-row table:style-name="ro5">
          <table:covered-table-cell/>
          <table:table-cell office:value-type="string">
            <text:p>CHOP6</text:p>
          </table:table-cell>
          <table:table-cell table:number-columns-repeated="2"/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Ipv6 format exploitation</text:p>
            <text:p/>
            <text:p>Additional RTT information</text:p>
          </table:table-cell>
          <table:table-cell table:number-columns-repeated="3"/>
        </table:table-row>
        <table:table-row table:style-name="ro5">
          <table:covered-table-cell/>
          <table:table-cell office:value-type="string">
            <text:p>T2MC</text:p>
          </table:table-cell>
          <table:table-cell/>
          <table:table-cell table:number-columns-repeated="2" table:style-name="ce7" office:value-type="string">
            <text:p>√</text:p>
          </table:table-cell>
          <table:table-cell table:number-columns-repeated="3"/>
          <table:table-cell office:value-type="string">
            <text:p>clusterting using traceroute logs</text:p>
          </table:table-cell>
          <table:table-cell office:value-type="string">
            <text:p>+ prioritize interaction of peers and edge gateways.</text:p>
          </table:table-cell>
          <table:table-cell office:value-type="string">
            <text:p>- extended overhead</text:p>
            <text:p/>
            <text:p>- Traceroute is sometimes disabled by ISPs</text:p>
          </table:table-cell>
          <table:table-cell/>
        </table:table-row>
        <table:table-row table:style-name="ro11">
          <table:covered-table-cell/>
          <table:table-cell office:value-type="string">
            <text:p>Pchord</text:p>
          </table:table-cell>
          <table:table-cell/>
          <table:table-cell table:style-name="Default"/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Maintenance of a proximity list</text:p>
          </table:table-cell>
          <table:table-cell office:value-type="string">
            <text:p>+ dynamic maintenance of the proximity list</text:p>
            <text:p/>
            <text:p>+ reduces routing costs</text:p>
            <text:p/>
            <text:p>+ can constrain constly jumps in and out of network partitions</text:p>
          </table:table-cell>
          <table:table-cell table:number-columns-repeated="2"/>
        </table:table-row>
        <table:table-row table:style-name="ro7">
          <table:covered-table-cell/>
          <table:table-cell office:value-type="string">
            <text:p>Achord</text:p>
          </table:table-cell>
          <table:table-cell table:number-columns-repeated="2"/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Exploits Ipv6's anycast mechanism</text:p>
          </table:table-cell>
          <table:table-cell office:value-type="string">
            <text:p>+ releaved from the bootstrapping process</text:p>
            <text:p/>
            <text:p>+ easy to implement (just the additional neighbourhood table)</text:p>
          </table:table-cell>
          <table:table-cell table:number-columns-repeated="2"/>
        </table:table-row>
        <table:table-row table:style-name="ro7">
          <table:covered-table-cell/>
          <table:table-cell office:value-type="string">
            <text:p>Chord6</text:p>
          </table:table-cell>
          <table:table-cell table:number-columns-repeated="2"/>
          <table:table-cell table:style-name="ce7" office:value-type="string">
            <text:p>√</text:p>
          </table:table-cell>
          <table:table-cell table:number-columns-repeated="3"/>
          <table:table-cell office:value-type="string">
            <text:p>Exploits Ipv6's hierarchical features</text:p>
          </table:table-cell>
          <table:table-cell office:value-type="string">
            <text:p>+ reduces interdomain traffic between ISPs</text:p>
            <text:p/>
            <text:p>+ easily portable to other DHTs</text:p>
          </table:table-cell>
          <table:table-cell office:value-type="string">
            <text:p>- it cannot distinguish between close by domains in order to identify the best next hop when an interdomain step must be taken </text:p>
          </table:table-cell>
          <table:table-cell/>
        </table:table-row>
        <table:table-row table:style-name="ro10">
          <table:table-cell table:style-name="ce3" office:value-type="string" table:number-columns-spanned="1" table:number-rows-spanned="7">
            <text:p><text:span text:style-name="T5">proximit</text:span><text:span text:style-name="T5">y </text:span><text:span text:style-name="T5">neighbo</text:span><text:span text:style-name="T5">ur </text:span><text:span text:style-name="T5">selectio</text:span><text:span text:style-name="T5">n</text:span></text:p>
          </table:table-cell>
          <table:table-cell office:value-type="string">
            <text:p>DHT-PNS</text:p>
          </table:table-cell>
          <table:table-cell table:number-columns-repeated="3"/>
          <table:table-cell table:style-name="ce7" office:value-type="string">
            <text:p>√</text:p>
          </table:table-cell>
          <table:table-cell table:number-columns-repeated="2"/>
          <table:table-cell office:value-type="string">
            <text:p>grouping through synthetic coordinates</text:p>
            <text:p/>
            <text:p>Partitioning using a concentric cycle clustering scheme </text:p>
          </table:table-cell>
          <table:table-cell/>
          <table:table-cell office:value-type="string">
            <text:p>- it assumes uniform node distribution which is not always the case in a synthetic coordinate system</text:p>
            <text:p/>
            <text:p>- clustering nodes might be a single point of failure </text:p>
          </table:table-cell>
          <table:table-cell/>
        </table:table-row>
        <table:table-row table:style-name="ro9">
          <table:covered-table-cell/>
          <table:table-cell office:value-type="string">
            <text:p>Quasi-Chord</text:p>
          </table:table-cell>
          <table:table-cell/>
          <table:table-cell table:style-name="ce7" office:value-type="string">
            <text:p>√</text:p>
          </table:table-cell>
          <table:table-cell/>
          <table:table-cell table:style-name="ce7" office:value-type="string">
            <text:p>√</text:p>
          </table:table-cell>
          <table:table-cell table:number-columns-repeated="2"/>
          <table:table-cell office:value-type="string">
            <text:p>geometric space coordinates (GNP)</text:p>
            <text:p/>
            <text:p>Transformation of the coordinate space into 1-d Cantor space for easier mapping to the Chord hierarchy</text:p>
            <text:p/>
            <text:p>Two finger tables (clockwise, anti-clockwise)</text:p>
          </table:table-cell>
          <table:table-cell/>
          <table:table-cell office:value-type="string">
            <text:p>- not fully distributed (GNP is landmark based)</text:p>
            <text:p/>
            <text:p>- makes an indirect assumption of a maximum number of allowable hosts</text:p>
            <text:p/>
            <text:p>- doubles the required routing information which needs to be created and maintained</text:p>
          </table:table-cell>
          <table:table-cell/>
        </table:table-row>
        <table:table-row table:style-name="ro11">
          <table:covered-table-cell/>
          <table:table-cell office:value-type="string">
            <text:p>IPBC</text:p>
          </table:table-cell>
          <table:table-cell table:number-columns-repeated="3"/>
          <table:table-cell table:style-name="ce7" office:value-type="string">
            <text:p>√</text:p>
          </table:table-cell>
          <table:table-cell table:number-columns-repeated="2"/>
          <table:table-cell office:value-type="string">
            <text:p>IP address prefixes (16 bit for IPv4) to detect proximity</text:p>
          </table:table-cell>
          <table:table-cell office:value-type="string">
            <text:p>+ prefix is stored in the DHT so the proximity identification becomes as easy as to query the prefix</text:p>
            <text:p/>
            <text:p>+ DHT maintenance mechanisms for both volunteer or falure departures of peers</text:p>
          </table:table-cell>
          <table:table-cell office:value-type="string">
            <text:p>- performance/accuracy tradeoff in choosing the prefix length to be used</text:p>
          </table:table-cell>
          <table:table-cell/>
        </table:table-row>
        <table:table-row table:style-name="ro13">
          <table:covered-table-cell/>
          <table:table-cell office:value-type="string">
            <text:p>Cone</text:p>
          </table:table-cell>
          <table:table-cell/>
          <table:table-cell table:style-name="ce7" office:value-type="string">
            <text:p>√</text:p>
          </table:table-cell>
          <table:table-cell/>
          <table:table-cell table:style-name="ce7" office:value-type="string">
            <text:p>√</text:p>
          </table:table-cell>
          <table:table-cell table:number-columns-repeated="2"/>
          <table:table-cell office:value-type="string">
            <text:p>two-layered identifier space</text:p>
            <text:p/>
            <text:p>Group concept for dividing nodes according to a common Chord id prefix</text:p>
          </table:table-cell>
          <table:table-cell office:value-type="string">
            <text:p>+ the first step of the routing scheme exploits proximity thus reducing message exchange costs</text:p>
          </table:table-cell>
          <table:table-cell office:value-type="string">
            <text:p>- not fully distributed as it relies on landmarks</text:p>
            <text:p/>
            <text:p>- maintenance of three routing tables is needed</text:p>
          </table:table-cell>
          <table:table-cell/>
        </table:table-row>
        <table:table-row table:style-name="ro4">
          <table:covered-table-cell/>
          <table:table-cell office:value-type="string">
            <text:p>DynaMo</text:p>
          </table:table-cell>
          <table:table-cell/>
          <table:table-cell table:style-name="ce7" office:value-type="string">
            <text:p>√</text:p>
          </table:table-cell>
          <table:table-cell/>
          <table:table-cell table:style-name="ce7" office:value-type="string">
            <text:p>√</text:p>
          </table:table-cell>
          <table:table-cell table:number-columns-repeated="2"/>
          <table:table-cell office:value-type="string">
            <text:p>Random Landmarking (RLM) and Closest Neighbour Prefix Assignment (CPNA) in order to make last hop in routing mechanism as local as possible</text:p>
          </table:table-cell>
          <table:table-cell office:value-type="string">
            <text:p>+ developed with mobile, ad-hoc networks in mind</text:p>
            <text:p/>
            <text:p>+ evenly distributed Ids</text:p>
            <text:p/>
            <text:p>+ dynamic landmarking is a fully distributed approach</text:p>
          </table:table-cell>
          <table:table-cell office:value-type="string">
            <text:p>- RLM imposes extra network stress especially to landmark nodes</text:p>
            <text:p/>
            <text:p>- CPNA is a coarse-grained proximity approach</text:p>
          </table:table-cell>
          <table:table-cell/>
        </table:table-row>
        <table:table-row table:style-name="ro19">
          <table:covered-table-cell/>
          <table:table-cell office:value-type="string">
            <text:p>SAT-Match</text:p>
          </table:table-cell>
          <table:table-cell table:number-columns-repeated="3"/>
          <table:table-cell table:style-name="ce7" office:value-type="string">
            <text:p>√</text:p>
          </table:table-cell>
          <table:table-cell table:number-columns-repeated="2"/>
          <table:table-cell office:value-type="string">
            <text:p>selective jumps to adjust peer positioning in the DHT</text:p>
            <text:p/>
            <text:p><text:span text:style-name="T3">Stretch reduction </text:span><text:span text:style-name="T3">scheme</text:span></text:p>
          </table:table-cell>
          <table:table-cell office:value-type="string">
            <text:p>+ continuously adaptive mechanism</text:p>
            <text:p/>
            <text:p>+ it can be considered lightweight</text:p>
            <text:p/>
            <text:p>+ can coexist with other approaches (like landmarking)</text:p>
            <text:p/>
            <text:p>+ works sufficiently for large scopes as well as environments with high churn</text:p>
            <text:p/>
            <text:p>+ compared to Mithos scales much better</text:p>
          </table:table-cell>
          <table:table-cell office:value-type="string">
            <text:p>- contention situation in selective jump phase</text:p>
            <text:p/>
            <text:p>- probing phase incurs unnecessary traffic</text:p>
          </table:table-cell>
          <table:table-cell/>
        </table:table-row>
        <table:table-row table:style-name="ro13">
          <table:covered-table-cell/>
          <table:table-cell office:value-type="string">
            <text:p>Delay Aware P2P System</text:p>
          </table:table-cell>
          <table:table-cell table:number-columns-repeated="3" office:value-type="string">
            <text:p>?</text:p>
          </table:table-cell>
          <table:table-cell table:style-name="ce7" office:value-type="string">
            <text:p>?</text:p>
          </table:table-cell>
          <table:table-cell table:number-columns-repeated="2" office:value-type="string">
            <text:p>?</text:p>
          </table:table-cell>
          <table:table-cell office:value-type="string">
            <text:p>routing table division into sectors of increasing delay</text:p>
          </table:table-cell>
          <table:table-cell table:number-columns-repeated="2" office:value-type="string">
            <text:p>?</text:p>
          </table:table-cell>
          <table:table-cell office:value-type="string">
            <text:p>With</text:p>
            <text:p>the clustered routing tables and the loose organisation the overlay network of</text:p>
            <text:p>\emph{DAPS} is between structured and unstructured.</text:p>
          </table:table-cell>
        </table:table-row>
        <table:table-row table:style-name="ro20" table:number-rows-repeated="14">
          <table:table-cell/>
          <table:table-cell table:style-name="Default"/>
          <table:table-cell table:number-columns-repeated="10"/>
        </table:table-row>
        <table:table-row table:style-name="ro20">
          <table:table-cell/>
          <table:table-cell table:style-name="Default"/>
          <table:table-cell table:number-columns-repeated="10"/>
        </table:table-row>
      </table:table>
      <table:database-ranges>
        <table:database-range table:target-range-address="Unstructured.B4:Unstructured.I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02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ssilis Moustakas</meta:initial-creator>
    <meta:creation-date>2012-07-04T20:50:28</meta:creation-date>
    <dc:date>2012-07-11T02:13:30</dc:date>
    <dc:creator>Vassilis Moustakas</dc:creator>
    <meta:editing-duration>P3DT10H54M44S</meta:editing-duration>
    <meta:editing-cycles>33</meta:editing-cycles>
    <meta:generator>LibreOffice/3.3$Linux LibreOffice_project/330m19$Build-401</meta:generator>
    <meta:document-statistic meta:table-count="2" meta:cell-count="279" meta:object-count="0"/>
  </office:meta>
</office:document-meta>
</file>